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  <style:font-face style:name="inherit" svg:font-family="inherit"/>
  </office:font-face-decls>
  <office:automatic-styles>
    <style:style style:name="P1" style:family="paragraph" style:parent-style-name="Standard">
      <style:text-properties fo:font-weight="bold" officeooo:rsid="0008ac26" officeooo:paragraph-rsid="00127e35" style:font-weight-asian="bold" style:font-weight-complex="bold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129%" fo:text-indent="0cm" style:auto-text-indent="false" fo:padding="0cm" fo:border="none"/>
    </style:style>
    <style:style style:name="P3" style:family="paragraph" style:parent-style-name="Preformatted_20_Text">
      <style:paragraph-properties fo:margin-top="0cm" fo:margin-bottom="0cm" style:contextual-spacing="false" fo:line-height="129%" fo:padding="0cm" fo:border="non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line-height="129%" fo:text-indent="0cm" style:auto-text-indent="false" fo:padding="0cm" fo:border="none"/>
      <style:text-properties fo:color="#222222" loext:opacity="100%" style:font-name="JetBrains Mono1" fo:font-size="10.5pt" loext:padding="0cm" loext:border="none"/>
    </style:style>
    <style:style style:name="P5" style:family="paragraph" style:parent-style-name="Preformatted_20_Text">
      <style:paragraph-properties fo:margin-top="0cm" fo:margin-bottom="0cm" style:contextual-spacing="false" fo:line-height="129%" fo:padding="0cm" fo:border="none"/>
      <style:text-properties fo:font-variant="normal" fo:text-transform="none" fo:color="#222222" loext:opacity="100%" style:font-name="JetBrains Mono1" fo:font-size="10.5pt" fo:letter-spacing="normal" fo:font-style="normal" fo:font-weight="normal" loext:padding="0cm" loext:border="none"/>
    </style:style>
    <style:style style:name="P6" style:family="paragraph" style:parent-style-name="Preformatted_20_Text">
      <style:paragraph-properties fo:margin-top="0cm" fo:margin-bottom="0cm" style:contextual-spacing="false" fo:line-height="129%" fo:padding="0cm" fo:border="none"/>
      <style:text-properties fo:font-variant="normal" fo:text-transform="none" fo:color="#222222" loext:opacity="100%" fo:letter-spacing="normal" loext:padding="0cm" loext:border="non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paragraph-rsid="000c4542" style:font-weight-asian="normal" style:font-weight-complex="normal"/>
    </style:style>
    <style:style style:name="P9" style:family="paragraph" style:parent-style-name="Standard">
      <style:text-properties fo:font-weight="normal" officeooo:paragraph-rsid="001bc91f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Standard">
      <style:text-properties fo:font-weight="bold" officeooo:paragraph-rsid="00127e35" style:font-weight-asian="bold" style:font-weight-complex="bold"/>
    </style:style>
    <style:style style:name="P12" style:family="paragraph" style:parent-style-name="Standard">
      <style:text-properties fo:font-weight="bold" officeooo:paragraph-rsid="00196a0a" style:font-weight-asian="bold" style:font-weight-complex="bold"/>
    </style:style>
    <style:style style:name="P13" style:family="paragraph" style:parent-style-name="Standard">
      <style:text-properties fo:font-weight="bold" officeooo:rsid="001a2f5a" officeooo:paragraph-rsid="001a2f5a" style:font-weight-asian="bold" style:font-weight-complex="bold"/>
    </style:style>
    <style:style style:name="P14" style:family="paragraph" style:parent-style-name="Standard">
      <style:text-properties fo:font-weight="bold" officeooo:rsid="001a2f5a" officeooo:paragraph-rsid="001abeb5" style:font-weight-asian="bold" style:font-weight-complex="bold"/>
    </style:style>
    <style:style style:name="P15" style:family="paragraph" style:parent-style-name="Standard">
      <style:text-properties fo:font-weight="bold" officeooo:rsid="001a2f5a" officeooo:paragraph-rsid="001bc91f" style:font-weight-asian="bold" style:font-weight-complex="bold"/>
    </style:style>
    <style:style style:name="P16" style:family="paragraph" style:parent-style-name="Standard">
      <style:text-properties fo:font-weight="bold" officeooo:paragraph-rsid="001a2f5a" style:font-weight-asian="bold" style:font-weight-complex="bold"/>
    </style:style>
    <style:style style:name="P17" style:family="paragraph" style:parent-style-name="Standard">
      <style:text-properties fo:font-weight="bold" officeooo:paragraph-rsid="001bc91f" style:font-weight-asian="bold" style:font-weight-complex="bold"/>
    </style:style>
    <style:style style:name="P18" style:family="paragraph" style:parent-style-name="Standard">
      <style:text-properties fo:font-weight="bold" officeooo:rsid="001bc91f" officeooo:paragraph-rsid="001bc91f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style:line-height-at-least="0.423cm" fo:orphans="2" fo:widows="2" fo:text-indent="0cm" style:auto-text-indent="false"/>
      <style:text-properties fo:font-variant="normal" fo:text-transform="none" fo:color="#222222" loext:opacity="100%" style:font-name="Roboto" fo:font-size="10.5pt" fo:letter-spacing="normal" fo:font-style="normal" fo:font-weight="bold" style:font-weight-asian="normal" style:font-weight-complex="normal" loext:padding="0cm" loext:border="none"/>
    </style:style>
    <style:style style:name="P20" style:family="paragraph" style:parent-style-name="Standard">
      <style:text-properties fo:font-variant="normal" fo:text-transform="none" fo:color="#222222" loext:opacity="100%" style:font-name="Roboto" fo:font-size="10.5pt" fo:letter-spacing="normal" fo:font-style="normal" fo:font-weight="bold" officeooo:paragraph-rsid="000c4542" style:font-weight-asian="normal" style:font-weight-complex="normal" loext:padding="0cm" loext:border="none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222222" loext:opacity="100%" style:font-name="Roboto" fo:font-size="10.5pt" fo:letter-spacing="normal" fo:font-style="normal" fo:font-weight="bold" officeooo:paragraph-rsid="001a2f5a" style:font-weight-asian="normal" style:font-weight-complex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29%" fo:text-indent="0cm" style:auto-text-indent="false" fo:padding="0cm" fo:border="none"/>
      <style:text-properties fo:color="#222222" loext:opacity="100%" style:font-name="inherit" fo:font-size="10.5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29%" fo:text-indent="0cm" style:auto-text-indent="false" fo:padding="0cm" fo:border="none"/>
      <style:text-properties fo:font-variant="normal" fo:text-transform="none" fo:color="#222222" loext:opacity="100%" fo:letter-spacing="normal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29%" fo:text-indent="0cm" style:auto-text-indent="false" fo:padding="0cm" fo:border="none"/>
      <style:text-properties fo:font-variant="normal" fo:text-transform="none" fo:color="#222222" loext:opacity="100%" style:font-name="inherit" fo:font-size="10.5pt" fo:letter-spacing="normal" fo:font-style="normal" fo:font-weight="normal" loext:padding="0cm" loext:border="none"/>
    </style:style>
    <style:style style:name="T1" style:family="text">
      <style:text-properties officeooo:rsid="0006fc6b"/>
    </style:style>
    <style:style style:name="T2" style:family="text">
      <style:text-properties officeooo:rsid="00127e35"/>
    </style:style>
    <style:style style:name="T3" style:family="text">
      <style:text-properties fo:font-variant="normal" fo:text-transform="none" fo:color="#000088" loext:opacity="100%" style:font-name="JetBrains Mono1" fo:font-size="10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0000" loext:opacity="100%" style:font-name="JetBrains Mono1" fo:font-size="10.5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000000" loext:opacity="100%" fo:letter-spacing="normal" fo:background-color="#ffffff" loext:char-shading-value="0" loext:padding="0cm" loext:border="none"/>
    </style:style>
    <style:style style:name="T6" style:family="text">
      <style:text-properties fo:font-variant="normal" fo:text-transform="none" fo:color="#008800" loext:opacity="100%" style:font-name="JetBrains Mono1" fo:font-size="10.5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660066" loext:opacity="100%" style:font-name="JetBrains Mono1" fo:font-size="10.5pt" fo:letter-spacing="normal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fo:color="#006666" loext:opacity="100%" style:font-name="JetBrains Mono1" fo:font-size="10.5pt" fo:letter-spacing="normal" fo:font-style="normal" fo:font-weight="normal" fo:background-color="#ffffff" loext:char-shading-value="0" loext:padding="0cm" loext:border="none"/>
    </style:style>
    <style:style style:name="T9" style:family="text">
      <style:text-properties fo:font-variant="normal" fo:text-transform="none" fo:color="#880000" loext:opacity="100%" style:font-name="JetBrains Mono1" fo:font-size="10.5pt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officeooo:rsid="00192bd5"/>
    </style:style>
    <style:style style:name="T11" style:family="text">
      <style:text-properties style:font-name="JetBrains Mono1" fo:font-size="10.5pt" fo:font-style="normal" fo:font-weight="normal"/>
    </style:style>
    <style:style style:name="T12" style:family="text">
      <style:text-properties fo:color="#000000" loext:opacity="100%" style:font-name="JetBrains Mono1" fo:font-size="10.5pt" fo:background-color="#ffffff" loext:char-shading-value="0" loext:padding="0cm" loext:border="none"/>
    </style:style>
    <style:style style:name="T13" style:family="text">
      <style:text-properties fo:color="#000088" loext:opacity="100%" style:font-name="JetBrains Mono1" fo:font-size="10.5pt" fo:background-color="#ffffff" loext:char-shading-value="0" loext:padding="0cm" loext:border="none"/>
    </style:style>
    <style:style style:name="T14" style:family="text">
      <style:text-properties loext:padding="0cm" loext:border="none"/>
    </style:style>
    <style:style style:name="T15" style:family="text">
      <style:text-properties officeooo:rsid="00196a0a"/>
    </style:style>
    <style:style style:name="T16" style:family="text">
      <style:text-properties officeooo:rsid="001a2f5a"/>
    </style:style>
    <style:style style:name="T17" style:family="text">
      <style:text-properties officeooo:rsid="001abeb5"/>
    </style:style>
    <style:style style:name="T18" style:family="text">
      <style:text-properties style:font-name="inherit" fo:font-size="10.5pt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815_4272753056"/><text:bookmark-start text:name="__DdeLink__822_4272753056"/>4.10.<text:span text:style-name="T10">6</text:span>_<text:span text:style-name="T1">Рецензии</text:span>.py<text:bookmark-end text:name="__DdeLink__815_4272753056"/><text:bookmark-end text:name="__DdeLink__822_4272753056"/></text:p>
      <text:p text:style-name="P19">Решение #948400270</text:p>
      <text:section text:style-name="Sect1" text:name="ember2193">
        <text:p text:style-name="P10"/>
        <text:section text:style-name="Sect1" text:name="ember2194">
          <text:p text:style-name="P10"/>
          <text:section text:style-name="Sect2" text:name="ember2195">
            <text:p text:style-name="P2"><text:span text:style-name="Source_20_Text"><text:span text:style-name="T13">import</text:span></text:span><text:span text:style-name="Source_20_Text"><text:span text:style-name="T12"> json</text:span></text:span></text:p>
            <text:p text:style-name="P3"><text:span text:style-name="Source_20_Text"><text:span text:style-name="T3">import</text:span></text:span><text:span text:style-name="Source_20_Text"><text:span text:style-name="T4"> logging</text:span></text:span></text:p>
            <text:p text:style-name="P3"/>
            <text:p text:style-name="P3"><text:span text:style-name="Source_20_Text"><text:span text:style-name="T3">import</text:span></text:span><text:span text:style-name="Source_20_Text"><text:span text:style-name="T4"> requests</text:span></text:span></text:p>
            <text:p text:style-name="P3"><text:span text:style-name="Source_20_Text"><text:span text:style-name="T3">from</text:span></text:span><text:span text:style-name="Source_20_Text"><text:span text:style-name="T4"> bs4 </text:span></text:span><text:span text:style-name="Source_20_Text"><text:span text:style-name="T3">import</text:span></text:span><text:span text:style-name="Source_20_Text"><text:span text:style-name="T4"> BeautifulSoup</text:span></text:span></text:p>
            <text:p text:style-name="P3"><text:span text:style-name="Source_20_Text"><text:span text:style-name="T3">from</text:span></text:span><text:span text:style-name="Source_20_Text"><text:span text:style-name="T4"> tqdm.auto </text:span></text:span><text:span text:style-name="Source_20_Text"><text:span text:style-name="T3">import</text:span></text:span><text:span text:style-name="Source_20_Text"><text:span text:style-name="T4"> tqdm</text:span></text:span></text:p>
            <text:p text:style-name="P3"/>
            <text:p text:style-name="P3"><text:span text:style-name="Source_20_Text"><text:span text:style-name="T4">logging.basicConfig(</text:span></text:span></text:p>
            <text:p text:style-name="P3"><text:span text:style-name="Source_20_Text"><text:span text:style-name="T5"><text:s text:c="4"/></text:span></text:span><text:span text:style-name="Source_20_Text"><text:span text:style-name="T4">level=logging.INFO,</text:span></text:span></text:p>
            <text:p text:style-name="P3"><text:span text:style-name="Source_20_Text"><text:span text:style-name="T5"><text:s text:c="4"/></text:span></text:span><text:span text:style-name="Source_20_Text"><text:span text:style-name="T4">format=</text:span></text:span><text:span text:style-name="Source_20_Text"><text:span text:style-name="T6">'%(levelname)s - %(message)s, %(asctime)s'</text:span></text:span></text:p>
            <text:p text:style-name="P3"><text:span text:style-name="Source_20_Text"><text:span text:style-name="T4">)</text:span></text:span></text:p>
            <text:p text:style-name="P3"/>
            <text:p text:style-name="P3"/>
            <text:p text:style-name="P3"><text:span text:style-name="Source_20_Text"><text:span text:style-name="T3">def</text:span></text:span><text:span text:style-name="Source_20_Text"><text:span text:style-name="T4"> </text:span></text:span><text:span text:style-name="Source_20_Text"><text:span text:style-name="T7">get_soup(url: str)</text:span></text:span><text:span text:style-name="Source_20_Text"><text:span text:style-name="T4"> -&gt; BeautifulSoup:</text:span></text:span></text:p>
            <text:p text:style-name="P3"><text:span text:style-name="Source_20_Text"><text:span text:style-name="T5"><text:s text:c="4"/></text:span></text:span><text:span text:style-name="Source_20_Text"><text:span text:style-name="T6">"""Make BeautifulSoup object from link."""</text:span></text:span></text:p>
            <text:p text:style-name="P3"><text:span text:style-name="Source_20_Text"><text:span text:style-name="T5"><text:s text:c="4"/></text:span></text:span><text:span text:style-name="Source_20_Text"><text:span text:style-name="T4">response = requests.get(url=url)</text:span></text:span></text:p>
            <text:p text:style-name="P3"><text:span text:style-name="Source_20_Text"><text:span text:style-name="T5"><text:s text:c="4"/></text:span></text:span><text:span text:style-name="Source_20_Text"><text:span text:style-name="T4">response.encoding = </text:span></text:span><text:span text:style-name="Source_20_Text"><text:span text:style-name="T6">'utf-8'</text:span></text:span></text:p>
            <text:p text:style-name="P3"><text:span text:style-name="Source_20_Text"><text:span text:style-name="T5"><text:s text:c="4"/></text:span></text:span><text:span text:style-name="Source_20_Text"><text:span text:style-name="T3">return</text:span></text:span><text:span text:style-name="Source_20_Text"><text:span text:style-name="T4"> BeautifulSoup(response.text, </text:span></text:span><text:span text:style-name="Source_20_Text"><text:span text:style-name="T6">'lxml'</text:span></text:span><text:span text:style-name="Source_20_Text"><text:span text:style-name="T4">)</text:span></text:span></text:p>
            <text:p text:style-name="P3"/>
            <text:p text:style-name="P3"/>
            <text:p text:style-name="P3"><text:span text:style-name="Source_20_Text"><text:span text:style-name="T3">def</text:span></text:span><text:span text:style-name="Source_20_Text"><text:span text:style-name="T4"> </text:span></text:span><text:span text:style-name="Source_20_Text"><text:span text:style-name="T7">get_pages(url: str)</text:span></text:span><text:span text:style-name="Source_20_Text"><text:span text:style-name="T4"> -&gt; list:</text:span></text:span></text:p>
            <text:p text:style-name="P3"><text:span text:style-name="Source_20_Text"><text:span text:style-name="T5"><text:s text:c="4"/></text:span></text:span><text:span text:style-name="Source_20_Text"><text:span text:style-name="T6">"""Generate links."""</text:span></text:span></text:p>
            <text:p text:style-name="P3"><text:span text:style-name="Source_20_Text"><text:span text:style-name="T5"><text:s text:c="4"/></text:span></text:span><text:span text:style-name="Source_20_Text"><text:span text:style-name="T4">soup = get_soup(url)</text:span></text:span></text:p>
            <text:p text:style-name="P3"><text:span text:style-name="Source_20_Text"><text:span text:style-name="T5"><text:s text:c="4"/></text:span></text:span><text:span text:style-name="Source_20_Text"><text:span text:style-name="T4">schema = </text:span></text:span><text:span text:style-name="Source_20_Text"><text:span text:style-name="T6">'https://parsinger.ru/html/'</text:span></text:span></text:p>
            <text:p text:style-name="P3"><text:span text:style-name="Source_20_Text"><text:span text:style-name="T5"><text:s text:c="4"/></text:span></text:span><text:span text:style-name="Source_20_Text"><text:span text:style-name="T4">pages = [</text:span></text:span><text:span text:style-name="Source_20_Text"><text:span text:style-name="T6">f"</text:span></text:span><text:span text:style-name="Source_20_Text"><text:span text:style-name="T4">{schema}{link[</text:span></text:span><text:span text:style-name="Source_20_Text"><text:span text:style-name="T6">'href'</text:span></text:span><text:span text:style-name="Source_20_Text"><text:span text:style-name="T4">]}</text:span></text:span><text:span text:style-name="Source_20_Text"><text:span text:style-name="T6">"</text:span></text:span></text:p>
            <text:p text:style-name="P3"><text:span text:style-name="Source_20_Text"><text:span text:style-name="T5"><text:s text:c="13"/></text:span></text:span><text:span text:style-name="Source_20_Text"><text:span text:style-name="T3">for</text:span></text:span><text:span text:style-name="Source_20_Text"><text:span text:style-name="T4"> link </text:span></text:span><text:span text:style-name="Source_20_Text"><text:span text:style-name="T3">in</text:span></text:span><text:span text:style-name="Source_20_Text"><text:span text:style-name="T4"> soup.find(</text:span></text:span><text:span text:style-name="Source_20_Text"><text:span text:style-name="T6">'div'</text:span></text:span><text:span text:style-name="Source_20_Text"><text:span text:style-name="T4">, class_=</text:span></text:span><text:span text:style-name="Source_20_Text"><text:span text:style-name="T6">'pagen'</text:span></text:span><text:span text:style-name="Source_20_Text"><text:span text:style-name="T4">).find_all(</text:span></text:span><text:span text:style-name="Source_20_Text"><text:span text:style-name="T6">'a'</text:span></text:span><text:span text:style-name="Source_20_Text"><text:span text:style-name="T4">)]</text:span></text:span></text:p>
            <text:p text:style-name="P3"><text:span text:style-name="Source_20_Text"><text:span text:style-name="T5"><text:s text:c="4"/></text:span></text:span><text:span text:style-name="Source_20_Text"><text:span text:style-name="T4">links = []</text:span></text:span></text:p>
            <text:p text:style-name="P3"><text:span text:style-name="Source_20_Text"><text:span text:style-name="T5"><text:s text:c="4"/></text:span></text:span><text:span text:style-name="Source_20_Text"><text:span text:style-name="T3">with</text:span></text:span><text:span text:style-name="Source_20_Text"><text:span text:style-name="T4"> tqdm(total=len(pages)) </text:span></text:span><text:span text:style-name="Source_20_Text"><text:span text:style-name="T3">as</text:span></text:span><text:span text:style-name="Source_20_Text"><text:span text:style-name="T4"> pbar:</text:span></text:span></text:p>
            <text:p text:style-name="P3"><text:span text:style-name="Source_20_Text"><text:span text:style-name="T5"><text:s text:c="8"/></text:span></text:span><text:span text:style-name="Source_20_Text"><text:span text:style-name="T3">for</text:span></text:span><text:span text:style-name="Source_20_Text"><text:span text:style-name="T4"> page </text:span></text:span><text:span text:style-name="Source_20_Text"><text:span text:style-name="T3">in</text:span></text:span><text:span text:style-name="Source_20_Text"><text:span text:style-name="T4"> pages:</text:span></text:span></text:p>
            <text:p text:style-name="P3"><text:span text:style-name="Source_20_Text"><text:span text:style-name="T5"><text:s text:c="12"/></text:span></text:span><text:span text:style-name="Source_20_Text"><text:span text:style-name="T4">pbar.set_description(</text:span></text:span><text:span text:style-name="Source_20_Text"><text:span text:style-name="T6">'Generating category items links'</text:span></text:span><text:span text:style-name="Source_20_Text"><text:span text:style-name="T4">)</text:span></text:span></text:p>
            <text:p text:style-name="P3"><text:span text:style-name="Source_20_Text"><text:span text:style-name="T5"><text:s text:c="12"/></text:span></text:span><text:span text:style-name="Source_20_Text"><text:span text:style-name="T4">links.extend([</text:span></text:span><text:span text:style-name="Source_20_Text"><text:span text:style-name="T6">f"</text:span></text:span><text:span text:style-name="Source_20_Text"><text:span text:style-name="T4">{schema}{link[</text:span></text:span><text:span text:style-name="Source_20_Text"><text:span text:style-name="T6">'href'</text:span></text:span><text:span text:style-name="Source_20_Text"><text:span text:style-name="T4">]}</text:span></text:span><text:span text:style-name="Source_20_Text"><text:span text:style-name="T6">"</text:span></text:span><text:span text:style-name="Source_20_Text"><text:span text:style-name="T4"> </text:span></text:span><text:span text:style-name="Source_20_Text"><text:span text:style-name="T3">for</text:span></text:span><text:span text:style-name="Source_20_Text"><text:span text:style-name="T4"> link </text:span></text:span><text:span text:style-name="Source_20_Text"><text:span text:style-name="T3">in</text:span></text:span></text:p>
            <text:p text:style-name="P3"><text:span text:style-name="Source_20_Text"><text:span text:style-name="T5"><text:s text:c="26"/></text:span></text:span><text:span text:style-name="Source_20_Text"><text:span text:style-name="T4">get_soup(page).find_all(</text:span></text:span><text:span text:style-name="Source_20_Text"><text:span text:style-name="T6">'a'</text:span></text:span><text:span text:style-name="Source_20_Text"><text:span text:style-name="T4">, class_=</text:span></text:span><text:span text:style-name="Source_20_Text"><text:span text:style-name="T6">'name_item'</text:span></text:span><text:span text:style-name="Source_20_Text"><text:span text:style-name="T4">)])</text:span></text:span></text:p>
            <text:p text:style-name="P3"><text:span text:style-name="Source_20_Text"><text:span text:style-name="T5"><text:s text:c="12"/></text:span></text:span><text:span text:style-name="Source_20_Text"><text:span text:style-name="T4">pbar.update()</text:span></text:span></text:p>
            <text:p text:style-name="P3"><text:span text:style-name="Source_20_Text"><text:span text:style-name="T5"><text:s text:c="4"/></text:span></text:span><text:span text:style-name="Source_20_Text"><text:span text:style-name="T4">logging.info(</text:span></text:span><text:span text:style-name="Source_20_Text"><text:span text:style-name="T6">'All items links generated'</text:span></text:span><text:span text:style-name="Source_20_Text"><text:span text:style-name="T4">)</text:span></text:span></text:p>
            <text:p text:style-name="P3"><text:span text:style-name="Source_20_Text"><text:span text:style-name="T5"><text:s text:c="4"/></text:span></text:span><text:span text:style-name="Source_20_Text"><text:span text:style-name="T3">return</text:span></text:span><text:span text:style-name="Source_20_Text"><text:span text:style-name="T4"> links</text:span></text:span></text:p>
            <text:p text:style-name="P3"/>
            <text:p text:style-name="P3"/>
            <text:p text:style-name="P3"><text:span text:style-name="Source_20_Text"><text:span text:style-name="T3">def</text:span></text:span><text:span text:style-name="Source_20_Text"><text:span text:style-name="T4"> </text:span></text:span><text:span text:style-name="Source_20_Text"><text:span text:style-name="T7">get_categories(url: str)</text:span></text:span><text:span text:style-name="Source_20_Text"><text:span text:style-name="T4"> -&gt; tuple:</text:span></text:span></text:p>
            <text:p text:style-name="P3"><text:span text:style-name="Source_20_Text"><text:span text:style-name="T5"><text:s text:c="4"/></text:span></text:span><text:span text:style-name="Source_20_Text"><text:span text:style-name="T6">"""Generate lists with categories names and links."""</text:span></text:span></text:p>
            <text:p text:style-name="P3"><text:span text:style-name="Source_20_Text"><text:span text:style-name="T5"><text:s text:c="4"/></text:span></text:span><text:span text:style-name="Source_20_Text"><text:span text:style-name="T4">soup = get_soup(url)</text:span></text:span></text:p>
            <text:p text:style-name="P3"><text:span text:style-name="Source_20_Text"><text:span text:style-name="T5"><text:s text:c="4"/></text:span></text:span><text:span text:style-name="Source_20_Text"><text:span text:style-name="T4">schema = </text:span></text:span><text:span text:style-name="Source_20_Text"><text:span text:style-name="T6">'https://parsinger.ru/html/'</text:span></text:span></text:p>
            <text:p text:style-name="P3"><text:span text:style-name="Source_20_Text"><text:span text:style-name="T5"><text:s text:c="4"/></text:span></text:span><text:span text:style-name="Source_20_Text"><text:span text:style-name="T4">cat_urls = [</text:span></text:span><text:span text:style-name="Source_20_Text"><text:span text:style-name="T6">f"</text:span></text:span><text:span text:style-name="Source_20_Text"><text:span text:style-name="T4">{schema}{link[</text:span></text:span><text:span text:style-name="Source_20_Text"><text:span text:style-name="T6">'href'</text:span></text:span><text:span text:style-name="Source_20_Text"><text:span text:style-name="T4">]}</text:span></text:span><text:span text:style-name="Source_20_Text"><text:span text:style-name="T6">"</text:span></text:span><text:span text:style-name="Source_20_Text"><text:span text:style-name="T4"> </text:span></text:span><text:span text:style-name="Source_20_Text"><text:span text:style-name="T3">for</text:span></text:span><text:span text:style-name="Source_20_Text"><text:span text:style-name="T4"> link </text:span></text:span><text:span text:style-name="Source_20_Text"><text:span text:style-name="T3">in</text:span></text:span></text:p>
            <text:p text:style-name="P3"><text:soft-page-break/><text:span text:style-name="Source_20_Text"><text:span text:style-name="T5"><text:s text:c="16"/></text:span></text:span><text:span text:style-name="Source_20_Text"><text:span text:style-name="T4">soup.find(</text:span></text:span><text:span text:style-name="Source_20_Text"><text:span text:style-name="T6">'div'</text:span></text:span><text:span text:style-name="Source_20_Text"><text:span text:style-name="T4">, class_=</text:span></text:span><text:span text:style-name="Source_20_Text"><text:span text:style-name="T6">'nav_menu'</text:span></text:span><text:span text:style-name="Source_20_Text"><text:span text:style-name="T4">).find_all(</text:span></text:span><text:span text:style-name="Source_20_Text"><text:span text:style-name="T6">'a'</text:span></text:span><text:span text:style-name="Source_20_Text"><text:span text:style-name="T4">)]</text:span></text:span></text:p>
            <text:p text:style-name="P3"><text:span text:style-name="Source_20_Text"><text:span text:style-name="T5"><text:s text:c="4"/></text:span></text:span><text:span text:style-name="Source_20_Text"><text:span text:style-name="T4">names_list = [name.text </text:span></text:span><text:span text:style-name="Source_20_Text"><text:span text:style-name="T3">for</text:span></text:span><text:span text:style-name="Source_20_Text"><text:span text:style-name="T4"> name </text:span></text:span><text:span text:style-name="Source_20_Text"><text:span text:style-name="T3">in</text:span></text:span></text:p>
            <text:p text:style-name="P3"><text:span text:style-name="Source_20_Text"><text:span text:style-name="T5"><text:s text:c="18"/></text:span></text:span><text:span text:style-name="Source_20_Text"><text:span text:style-name="T4">soup.find(</text:span></text:span><text:span text:style-name="Source_20_Text"><text:span text:style-name="T6">'div'</text:span></text:span><text:span text:style-name="Source_20_Text"><text:span text:style-name="T4">, class_=</text:span></text:span><text:span text:style-name="Source_20_Text"><text:span text:style-name="T6">'nav_menu'</text:span></text:span><text:span text:style-name="Source_20_Text"><text:span text:style-name="T4">).find_all(</text:span></text:span><text:span text:style-name="Source_20_Text"><text:span text:style-name="T6">'a'</text:span></text:span><text:span text:style-name="Source_20_Text"><text:span text:style-name="T4">)]</text:span></text:span></text:p>
            <text:p text:style-name="P3"><text:span text:style-name="Source_20_Text"><text:span text:style-name="T5"><text:s text:c="4"/></text:span></text:span><text:span text:style-name="Source_20_Text"><text:span text:style-name="T4">cat_names = [cat.div[</text:span></text:span><text:span text:style-name="Source_20_Text"><text:span text:style-name="T6">'id'</text:span></text:span><text:span text:style-name="Source_20_Text"><text:span text:style-name="T4">] </text:span></text:span><text:span text:style-name="Source_20_Text"><text:span text:style-name="T3">for</text:span></text:span><text:span text:style-name="Source_20_Text"><text:span text:style-name="T4"> cat </text:span></text:span><text:span text:style-name="Source_20_Text"><text:span text:style-name="T3">in</text:span></text:span></text:p>
            <text:p text:style-name="P3"><text:span text:style-name="Source_20_Text"><text:span text:style-name="T5"><text:s text:c="17"/></text:span></text:span><text:span text:style-name="Source_20_Text"><text:span text:style-name="T4">soup.find(</text:span></text:span><text:span text:style-name="Source_20_Text"><text:span text:style-name="T6">'div'</text:span></text:span><text:span text:style-name="Source_20_Text"><text:span text:style-name="T4">, class_=</text:span></text:span><text:span text:style-name="Source_20_Text"><text:span text:style-name="T6">'nav_menu'</text:span></text:span><text:span text:style-name="Source_20_Text"><text:span text:style-name="T4">).find_all(</text:span></text:span><text:span text:style-name="Source_20_Text"><text:span text:style-name="T6">'a'</text:span></text:span><text:span text:style-name="Source_20_Text"><text:span text:style-name="T4">)]</text:span></text:span></text:p>
            <text:p text:style-name="P3"><text:span text:style-name="Source_20_Text"><text:span text:style-name="T5"><text:s text:c="4"/></text:span></text:span><text:span text:style-name="Source_20_Text"><text:span text:style-name="T3">return</text:span></text:span><text:span text:style-name="Source_20_Text"><text:span text:style-name="T4"> cat_urls, names_list, cat_names</text:span></text:span></text:p>
            <text:p text:style-name="P3"/>
            <text:p text:style-name="P3"/>
            <text:p text:style-name="P3"><text:span text:style-name="Source_20_Text"><text:span text:style-name="T3">def</text:span></text:span><text:span text:style-name="Source_20_Text"><text:span text:style-name="T4"> </text:span></text:span><text:span text:style-name="Source_20_Text"><text:span text:style-name="T7">get_page_data(soup: BeautifulSoup)</text:span></text:span><text:span text:style-name="Source_20_Text"><text:span text:style-name="T4"> -&gt; tuple:</text:span></text:span></text:p>
            <text:p text:style-name="P3"><text:span text:style-name="Source_20_Text"><text:span text:style-name="T5"><text:s text:c="4"/></text:span></text:span><text:span text:style-name="Source_20_Text"><text:span text:style-name="T6">"""Parsing required data from soup object."""</text:span></text:span></text:p>
            <text:p text:style-name="P3"><text:span text:style-name="Source_20_Text"><text:span text:style-name="T5"><text:s text:c="4"/></text:span></text:span><text:span text:style-name="Source_20_Text"><text:span text:style-name="T4">name = soup.find(</text:span></text:span><text:span text:style-name="Source_20_Text"><text:span text:style-name="T6">'p'</text:span></text:span><text:span text:style-name="Source_20_Text"><text:span text:style-name="T4">, id=</text:span></text:span><text:span text:style-name="Source_20_Text"><text:span text:style-name="T6">'p_header'</text:span></text:span><text:span text:style-name="Source_20_Text"><text:span text:style-name="T4">).text.strip()</text:span></text:span></text:p>
            <text:p text:style-name="P3"><text:span text:style-name="Source_20_Text"><text:span text:style-name="T5"><text:s text:c="4"/></text:span></text:span><text:span text:style-name="Source_20_Text"><text:span text:style-name="T4">article = soup.find(</text:span></text:span><text:span text:style-name="Source_20_Text"><text:span text:style-name="T6">'p'</text:span></text:span><text:span text:style-name="Source_20_Text"><text:span text:style-name="T4">, class_=</text:span></text:span><text:span text:style-name="Source_20_Text"><text:span text:style-name="T6">'article'</text:span></text:span><text:span text:style-name="Source_20_Text"><text:span text:style-name="T4">).text.split(</text:span></text:span><text:span text:style-name="Source_20_Text"><text:span text:style-name="T6">': '</text:span></text:span><text:span text:style-name="Source_20_Text"><text:span text:style-name="T4">)[</text:span></text:span><text:span text:style-name="Source_20_Text"><text:span text:style-name="T8">1</text:span></text:span><text:span text:style-name="Source_20_Text"><text:span text:style-name="T4">].strip()</text:span></text:span></text:p>
            <text:p text:style-name="P3"><text:span text:style-name="Source_20_Text"><text:span text:style-name="T5"><text:s text:c="4"/></text:span></text:span><text:span text:style-name="Source_20_Text"><text:span text:style-name="T4">price = soup.find(</text:span></text:span><text:span text:style-name="Source_20_Text"><text:span text:style-name="T6">'span'</text:span></text:span><text:span text:style-name="Source_20_Text"><text:span text:style-name="T4">, id=</text:span></text:span><text:span text:style-name="Source_20_Text"><text:span text:style-name="T6">'price'</text:span></text:span><text:span text:style-name="Source_20_Text"><text:span text:style-name="T4">).text.strip()</text:span></text:span></text:p>
            <text:p text:style-name="P3"><text:span text:style-name="Source_20_Text"><text:span text:style-name="T5"><text:s text:c="4"/></text:span></text:span><text:span text:style-name="Source_20_Text"><text:span text:style-name="T4">old_price = soup.find(</text:span></text:span><text:span text:style-name="Source_20_Text"><text:span text:style-name="T6">'span'</text:span></text:span><text:span text:style-name="Source_20_Text"><text:span text:style-name="T4">, id=</text:span></text:span><text:span text:style-name="Source_20_Text"><text:span text:style-name="T6">'old_price'</text:span></text:span><text:span text:style-name="Source_20_Text"><text:span text:style-name="T4">).text.strip()</text:span></text:span></text:p>
            <text:p text:style-name="P3"><text:span text:style-name="Source_20_Text"><text:span text:style-name="T5"><text:s text:c="4"/></text:span></text:span><text:span text:style-name="Source_20_Text"><text:span text:style-name="T4">count = soup.find(</text:span></text:span><text:span text:style-name="Source_20_Text"><text:span text:style-name="T6">'span'</text:span></text:span><text:span text:style-name="Source_20_Text"><text:span text:style-name="T4">, id=</text:span></text:span><text:span text:style-name="Source_20_Text"><text:span text:style-name="T6">'in_stock'</text:span></text:span><text:span text:style-name="Source_20_Text"><text:span text:style-name="T4">).text.split(</text:span></text:span><text:span text:style-name="Source_20_Text"><text:span text:style-name="T6">': '</text:span></text:span><text:span text:style-name="Source_20_Text"><text:span text:style-name="T4">)[</text:span></text:span><text:span text:style-name="Source_20_Text"><text:span text:style-name="T8">1</text:span></text:span><text:span text:style-name="Source_20_Text"><text:span text:style-name="T4">].strip()</text:span></text:span></text:p>
            <text:p text:style-name="P3"><text:span text:style-name="Source_20_Text"><text:span text:style-name="T5"><text:s text:c="4"/></text:span></text:span><text:span text:style-name="Source_20_Text"><text:span text:style-name="T4">description = {item.attrs[</text:span></text:span><text:span text:style-name="Source_20_Text"><text:span text:style-name="T6">'id'</text:span></text:span><text:span text:style-name="Source_20_Text"><text:span text:style-name="T4">]: item.text.split(</text:span></text:span><text:span text:style-name="Source_20_Text"><text:span text:style-name="T6">': '</text:span></text:span><text:span text:style-name="Source_20_Text"><text:span text:style-name="T4">)[</text:span></text:span><text:span text:style-name="Source_20_Text"><text:span text:style-name="T8">1</text:span></text:span><text:span text:style-name="Source_20_Text"><text:span text:style-name="T4">] </text:span></text:span><text:span text:style-name="Source_20_Text"><text:span text:style-name="T3">for</text:span></text:span><text:span text:style-name="Source_20_Text"><text:span text:style-name="T4"> item </text:span></text:span><text:span text:style-name="Source_20_Text"><text:span text:style-name="T3">in</text:span></text:span></text:p>
            <text:p text:style-name="P3"><text:span text:style-name="Source_20_Text"><text:span text:style-name="T5"><text:s text:c="19"/></text:span></text:span><text:span text:style-name="Source_20_Text"><text:span text:style-name="T4">soup.find_all(</text:span></text:span><text:span text:style-name="Source_20_Text"><text:span text:style-name="T6">'li'</text:span></text:span><text:span text:style-name="Source_20_Text"><text:span text:style-name="T4">)}</text:span></text:span></text:p>
            <text:p text:style-name="P3"><text:span text:style-name="Source_20_Text"><text:span text:style-name="T5"><text:s text:c="4"/></text:span></text:span><text:span text:style-name="Source_20_Text"><text:span text:style-name="T3">return</text:span></text:span><text:span text:style-name="Source_20_Text"><text:span text:style-name="T4"> name, article, price, old_price, count, description</text:span></text:span></text:p>
            <text:p text:style-name="P3"/>
            <text:p text:style-name="P3"/>
            <text:p text:style-name="P3"><text:span text:style-name="Source_20_Text"><text:span text:style-name="T3">def</text:span></text:span><text:span text:style-name="Source_20_Text"><text:span text:style-name="T4"> </text:span></text:span><text:span text:style-name="Source_20_Text"><text:span text:style-name="T7">save_to_file(result_json: list, filename: str)</text:span></text:span><text:span text:style-name="Source_20_Text"><text:span text:style-name="T4"> -&gt; </text:span></text:span><text:span text:style-name="Source_20_Text"><text:span text:style-name="T3">None</text:span></text:span><text:span text:style-name="Source_20_Text"><text:span text:style-name="T4">:</text:span></text:span></text:p>
            <text:p text:style-name="P3"><text:span text:style-name="Source_20_Text"><text:span text:style-name="T5"><text:s text:c="4"/></text:span></text:span><text:span text:style-name="Source_20_Text"><text:span text:style-name="T6">"""Save json data to file."""</text:span></text:span></text:p>
            <text:p text:style-name="P3"><text:span text:style-name="Source_20_Text"><text:span text:style-name="T5"><text:s text:c="4"/></text:span></text:span><text:span text:style-name="Source_20_Text"><text:span text:style-name="T4">logging.info(</text:span></text:span><text:span text:style-name="Source_20_Text"><text:span text:style-name="T6">f'Saving data to </text:span></text:span><text:span text:style-name="Source_20_Text"><text:span text:style-name="T4">{filename}</text:span></text:span><text:span text:style-name="Source_20_Text"><text:span text:style-name="T6">...'</text:span></text:span><text:span text:style-name="Source_20_Text"><text:span text:style-name="T4">)</text:span></text:span></text:p>
            <text:p text:style-name="P3"><text:span text:style-name="Source_20_Text"><text:span text:style-name="T5"><text:s text:c="4"/></text:span></text:span><text:span text:style-name="Source_20_Text"><text:span text:style-name="T3">with</text:span></text:span><text:span text:style-name="Source_20_Text"><text:span text:style-name="T4"> open(filename, </text:span></text:span><text:span text:style-name="Source_20_Text"><text:span text:style-name="T6">'w'</text:span></text:span><text:span text:style-name="Source_20_Text"><text:span text:style-name="T4">, encoding=</text:span></text:span><text:span text:style-name="Source_20_Text"><text:span text:style-name="T6">'utf-8'</text:span></text:span><text:span text:style-name="Source_20_Text"><text:span text:style-name="T4">) </text:span></text:span><text:span text:style-name="Source_20_Text"><text:span text:style-name="T3">as</text:span></text:span><text:span text:style-name="Source_20_Text"><text:span text:style-name="T4"> file:</text:span></text:span></text:p>
            <text:p text:style-name="P3"><text:span text:style-name="Source_20_Text"><text:span text:style-name="T5"><text:s text:c="8"/></text:span></text:span><text:span text:style-name="Source_20_Text"><text:span text:style-name="T4">json.dump(result_json, file, indent=</text:span></text:span><text:span text:style-name="Source_20_Text"><text:span text:style-name="T8">4</text:span></text:span><text:span text:style-name="Source_20_Text"><text:span text:style-name="T4">, ensure_ascii=</text:span></text:span><text:span text:style-name="Source_20_Text"><text:span text:style-name="T3">False</text:span></text:span><text:span text:style-name="Source_20_Text"><text:span text:style-name="T4">)</text:span></text:span></text:p>
            <text:p text:style-name="P3"><text:span text:style-name="Source_20_Text"><text:span text:style-name="T5"><text:s text:c="4"/></text:span></text:span><text:span text:style-name="Source_20_Text"><text:span text:style-name="T4">logging.info(</text:span></text:span><text:span text:style-name="Source_20_Text"><text:span text:style-name="T6">f'</text:span></text:span><text:span text:style-name="Source_20_Text"><text:span text:style-name="T4">{filename}</text:span></text:span><text:span text:style-name="Source_20_Text"><text:span text:style-name="T6"> is ready!'</text:span></text:span><text:span text:style-name="Source_20_Text"><text:span text:style-name="T4">)</text:span></text:span></text:p>
            <text:p text:style-name="P3"/>
            <text:p text:style-name="P3"/>
            <text:p text:style-name="P3"><text:span text:style-name="Source_20_Text"><text:span text:style-name="T3">if</text:span></text:span><text:span text:style-name="Source_20_Text"><text:span text:style-name="T4"> __name__ == </text:span></text:span><text:span text:style-name="Source_20_Text"><text:span text:style-name="T6">'__main__'</text:span></text:span><text:span text:style-name="Source_20_Text"><text:span text:style-name="T4">:</text:span></text:span></text:p>
            <text:p text:style-name="P3"><text:span text:style-name="Source_20_Text"><text:span text:style-name="T5"><text:s text:c="4"/></text:span></text:span><text:span text:style-name="Source_20_Text"><text:span text:style-name="T9"># Getting category data</text:span></text:span></text:p>
            <text:p text:style-name="P3"><text:span text:style-name="Source_20_Text"><text:span text:style-name="T5"><text:s text:c="4"/></text:span></text:span><text:span text:style-name="Source_20_Text"><text:span text:style-name="T4">logging.info(</text:span></text:span><text:span text:style-name="Source_20_Text"><text:span text:style-name="T6">'Getting category data...'</text:span></text:span><text:span text:style-name="Source_20_Text"><text:span text:style-name="T4">)</text:span></text:span></text:p>
            <text:p text:style-name="P3"><text:span text:style-name="Source_20_Text"><text:span text:style-name="T5"><text:s text:c="4"/></text:span></text:span><text:span text:style-name="Source_20_Text"><text:span text:style-name="T4">cat_urls, names_list, cat_names = get_categories(</text:span></text:span></text:p>
            <text:p text:style-name="P3"><text:span text:style-name="Source_20_Text"><text:span text:style-name="T5"><text:s text:c="8"/></text:span></text:span><text:span text:style-name="Source_20_Text"><text:span text:style-name="T6">'https://parsinger.ru/html/index1_page_1.html'</text:span></text:span><text:span text:style-name="Source_20_Text"><text:span text:style-name="T4">)</text:span></text:span></text:p>
            <text:p text:style-name="P3"/>
            <text:p text:style-name="P3"><text:span text:style-name="Source_20_Text"><text:span text:style-name="T5"><text:s text:c="4"/></text:span></text:span><text:span text:style-name="Source_20_Text"><text:span text:style-name="T9"># Choose category to parse</text:span></text:span></text:p>
            <text:p text:style-name="P3"><text:span text:style-name="Source_20_Text"><text:span text:style-name="T5"><text:s text:c="4"/></text:span></text:span><text:span text:style-name="Source_20_Text"><text:span text:style-name="T4">print(</text:span></text:span><text:span text:style-name="Source_20_Text"><text:span text:style-name="T6">'\n'</text:span></text:span><text:span text:style-name="Source_20_Text"><text:span text:style-name="T4">.join([</text:span></text:span><text:span text:style-name="Source_20_Text"><text:span text:style-name="T6">f"</text:span></text:span><text:span text:style-name="Source_20_Text"><text:span text:style-name="T4">{i + </text:span></text:span><text:span text:style-name="Source_20_Text"><text:span text:style-name="T8">1</text:span></text:span><text:span text:style-name="Source_20_Text"><text:span text:style-name="T4">}</text:span></text:span><text:span text:style-name="Source_20_Text"><text:span text:style-name="T6">:</text:span></text:span><text:span text:style-name="Source_20_Text"><text:span text:style-name="T4">{name}</text:span></text:span><text:span text:style-name="Source_20_Text"><text:span text:style-name="T6">"</text:span></text:span><text:span text:style-name="Source_20_Text"><text:span text:style-name="T4"> </text:span></text:span><text:span text:style-name="Source_20_Text"><text:span text:style-name="T3">for</text:span></text:span><text:span text:style-name="Source_20_Text"><text:span text:style-name="T4"> i, name </text:span></text:span><text:span text:style-name="Source_20_Text"><text:span text:style-name="T3">in</text:span></text:span><text:span text:style-name="Source_20_Text"><text:span text:style-name="T4"> enumerate(names_list)]))</text:span></text:span></text:p>
            <text:p text:style-name="P3"><text:span text:style-name="Source_20_Text"><text:span text:style-name="T5"><text:s text:c="4"/></text:span></text:span><text:span text:style-name="Source_20_Text"><text:span text:style-name="T4">x = int(input(</text:span></text:span><text:span text:style-name="Source_20_Text"><text:span text:style-name="T6">'Enter number category to parse: '</text:span></text:span><text:span text:style-name="Source_20_Text"><text:span text:style-name="T4">))</text:span></text:span></text:p>
            <text:p text:style-name="P3"><text:span text:style-name="Source_20_Text"><text:span text:style-name="T5"><text:s text:c="4"/></text:span></text:span><text:span text:style-name="Source_20_Text"><text:span text:style-name="T4">cat_url, cat_name, cat_header = cat_urls[x - </text:span></text:span><text:span text:style-name="Source_20_Text"><text:span text:style-name="T8">1</text:span></text:span><text:span text:style-name="Source_20_Text"><text:span text:style-name="T4">], names_list[x - </text:span></text:span><text:span text:style-name="Source_20_Text"><text:span text:style-name="T8">1</text:span></text:span><text:span text:style-name="Source_20_Text"><text:span text:style-name="T4">], cat_names[x - </text:span></text:span><text:span text:style-name="Source_20_Text"><text:span text:style-name="T8">1</text:span></text:span><text:span text:style-name="Source_20_Text"><text:span text:style-name="T4">]</text:span></text:span></text:p>
            <text:p text:style-name="P3"/>
            <text:p text:style-name="P3"><text:span text:style-name="Source_20_Text"><text:span text:style-name="T5"><text:s text:c="4"/></text:span></text:span><text:span text:style-name="Source_20_Text"><text:span text:style-name="T9"># Generate links</text:span></text:span></text:p>
            <text:p text:style-name="P3"><text:span text:style-name="Source_20_Text"><text:span text:style-name="T5"><text:s text:c="4"/></text:span></text:span><text:span text:style-name="Source_20_Text"><text:span text:style-name="T4">urls_list = get_pages(cat_url)</text:span></text:span></text:p>
            <text:p text:style-name="P3"/>
            <text:p text:style-name="P3"><text:span text:style-name="Source_20_Text"><text:span text:style-name="T5"><text:s text:c="4"/></text:span></text:span><text:span text:style-name="Source_20_Text"><text:span text:style-name="T9"># Parse data</text:span></text:span></text:p>
            <text:p text:style-name="P3"><text:span text:style-name="Source_20_Text"><text:span text:style-name="T5"><text:s text:c="4"/></text:span></text:span><text:span text:style-name="Source_20_Text"><text:span text:style-name="T4">result_json = []</text:span></text:span></text:p>
            <text:p text:style-name="P3"><text:span text:style-name="Source_20_Text"><text:span text:style-name="T5"><text:s text:c="4"/></text:span></text:span><text:span text:style-name="Source_20_Text"><text:span text:style-name="T3">with</text:span></text:span><text:span text:style-name="Source_20_Text"><text:span text:style-name="T4"> tqdm(total=len(urls_list)) </text:span></text:span><text:span text:style-name="Source_20_Text"><text:span text:style-name="T3">as</text:span></text:span><text:span text:style-name="Source_20_Text"><text:span text:style-name="T4"> pbar:</text:span></text:span></text:p>
            <text:p text:style-name="P3"><text:soft-page-break/><text:span text:style-name="Source_20_Text"><text:span text:style-name="T5"><text:s text:c="8"/></text:span></text:span><text:span text:style-name="Source_20_Text"><text:span text:style-name="T4">pbar.set_description(</text:span></text:span><text:span text:style-name="Source_20_Text"><text:span text:style-name="T6">f'Parsing data from category "</text:span></text:span><text:span text:style-name="Source_20_Text"><text:span text:style-name="T4">{cat_name}</text:span></text:span><text:span text:style-name="Source_20_Text"><text:span text:style-name="T6">"'</text:span></text:span><text:span text:style-name="Source_20_Text"><text:span text:style-name="T4">)</text:span></text:span></text:p>
            <text:p text:style-name="P3"><text:span text:style-name="Source_20_Text"><text:span text:style-name="T5"><text:s text:c="8"/></text:span></text:span><text:span text:style-name="Source_20_Text"><text:span text:style-name="T3">for</text:span></text:span><text:span text:style-name="Source_20_Text"><text:span text:style-name="T4"> url </text:span></text:span><text:span text:style-name="Source_20_Text"><text:span text:style-name="T3">in</text:span></text:span><text:span text:style-name="Source_20_Text"><text:span text:style-name="T4"> urls_list:</text:span></text:span></text:p>
            <text:p text:style-name="P3"><text:span text:style-name="Source_20_Text"><text:span text:style-name="T5"><text:s text:c="12"/></text:span></text:span><text:span text:style-name="Source_20_Text"><text:span text:style-name="T4">name, article, price, old_price, count, description = get_page_data(get_soup(url))</text:span></text:span></text:p>
            <text:p text:style-name="P3"><text:span text:style-name="Source_20_Text"><text:span text:style-name="T5"><text:s text:c="12"/></text:span></text:span><text:span text:style-name="Source_20_Text"><text:span text:style-name="T4">result_json.append({</text:span></text:span></text:p>
            <text:p text:style-name="P3"><text:span text:style-name="Source_20_Text"><text:span text:style-name="T5"><text:s text:c="16"/></text:span></text:span><text:span text:style-name="Source_20_Text"><text:span text:style-name="T6">'categories'</text:span></text:span><text:span text:style-name="Source_20_Text"><text:span text:style-name="T4">: cat_header,</text:span></text:span></text:p>
            <text:p text:style-name="P3"><text:span text:style-name="Source_20_Text"><text:span text:style-name="T5"><text:s text:c="16"/></text:span></text:span><text:span text:style-name="Source_20_Text"><text:span text:style-name="T6">'name'</text:span></text:span><text:span text:style-name="Source_20_Text"><text:span text:style-name="T4">: name,</text:span></text:span></text:p>
            <text:p text:style-name="P3"><text:span text:style-name="Source_20_Text"><text:span text:style-name="T5"><text:s text:c="16"/></text:span></text:span><text:span text:style-name="Source_20_Text"><text:span text:style-name="T6">'article'</text:span></text:span><text:span text:style-name="Source_20_Text"><text:span text:style-name="T4">: article,</text:span></text:span></text:p>
            <text:p text:style-name="P3"><text:span text:style-name="Source_20_Text"><text:span text:style-name="T5"><text:s text:c="16"/></text:span></text:span><text:span text:style-name="Source_20_Text"><text:span text:style-name="T6">'description'</text:span></text:span><text:span text:style-name="Source_20_Text"><text:span text:style-name="T4">: description,</text:span></text:span></text:p>
            <text:p text:style-name="P3"><text:span text:style-name="Source_20_Text"><text:span text:style-name="T5"><text:s text:c="16"/></text:span></text:span><text:span text:style-name="Source_20_Text"><text:span text:style-name="T6">'count'</text:span></text:span><text:span text:style-name="Source_20_Text"><text:span text:style-name="T4">: count,</text:span></text:span></text:p>
            <text:p text:style-name="P3"><text:span text:style-name="Source_20_Text"><text:span text:style-name="T5"><text:s text:c="16"/></text:span></text:span><text:span text:style-name="Source_20_Text"><text:span text:style-name="T6">'price'</text:span></text:span><text:span text:style-name="Source_20_Text"><text:span text:style-name="T4">: price,</text:span></text:span></text:p>
            <text:p text:style-name="P3"><text:span text:style-name="Source_20_Text"><text:span text:style-name="T5"><text:s text:c="16"/></text:span></text:span><text:span text:style-name="Source_20_Text"><text:span text:style-name="T6">'old_price'</text:span></text:span><text:span text:style-name="Source_20_Text"><text:span text:style-name="T4">: old_price,</text:span></text:span></text:p>
            <text:p text:style-name="P3"><text:span text:style-name="Source_20_Text"><text:span text:style-name="T5"><text:s text:c="16"/></text:span></text:span><text:span text:style-name="Source_20_Text"><text:span text:style-name="T6">'link'</text:span></text:span><text:span text:style-name="Source_20_Text"><text:span text:style-name="T4">: url</text:span></text:span></text:p>
            <text:p text:style-name="P3"><text:span text:style-name="Source_20_Text"><text:span text:style-name="T5"><text:s text:c="12"/></text:span></text:span><text:span text:style-name="Source_20_Text"><text:span text:style-name="T4">})</text:span></text:span></text:p>
            <text:p text:style-name="P3"><text:span text:style-name="Source_20_Text"><text:span text:style-name="T5"><text:s text:c="12"/></text:span></text:span><text:span text:style-name="Source_20_Text"><text:span text:style-name="T4">pbar.update()</text:span></text:span></text:p>
            <text:p text:style-name="P3"/>
            <text:p text:style-name="P3"><text:span text:style-name="Source_20_Text"><text:span text:style-name="T5"><text:s text:c="4"/></text:span></text:span><text:span text:style-name="Source_20_Text"><text:span text:style-name="T9"># Save data to file</text:span></text:span></text:p>
            <text:p text:style-name="P3"><text:span text:style-name="Source_20_Text"><text:span text:style-name="T5"><text:s text:c="4"/></text:span></text:span><text:span text:style-name="Source_20_Text"><text:span text:style-name="T4">save_to_file(result_json, </text:span></text:span><text:span text:style-name="Source_20_Text"><text:span text:style-name="T6">'parsing_4_10.json'</text:span></text:span><text:span text:style-name="Source_20_Text"><text:span text:style-name="T4">)</text:span></text:span></text:p>
            <text:p text:style-name="P23"> </text:p>
          </text:section>
        </text:section>
      </text:section>
      <text:p text:style-name="P7"/>
      <text:p text:style-name="P1">РЕЦЕНЗИЯ:</text:p>
      <text:p text:style-name="P11"><text:span text:style-name="T15">К</text:span><text:span text:style-name="T2">од корректно работает </text:span></text:p>
      <text:p text:style-name="P12"><text:span text:style-name="T15">С tqdm прикольно</text:span></text:p>
      <text:section text:style-name="Sect1" text:name="Раздел1">
        <text:p text:style-name="P10"/>
        <text:p text:style-name="P10"><text:bookmark text:name="ember2193"/></text:p>
        <text:section text:style-name="Sect1" text:name="Раздел2">
          <text:p text:style-name="P21"><text:bookmark text:name="ember2194"/>Решение #959977385</text:p>
          <text:section text:style-name="Sect2" text:name="Раздел3">
            <text:p text:style-name="P4"><text:bookmark text:name="ember2195"/>import json</text:p>
            <text:p text:style-name="P5">import requests</text:p>
            <text:p text:style-name="P5">from bs4 import BeautifulSoup</text:p>
            <text:p text:style-name="P3"/>
            <text:p text:style-name="P3"/>
            <text:p text:style-name="P5">def pars(url):</text:p>
            <text:p text:style-name="P6"><text:s text:c="4"/><text:span text:style-name="T11">response = requests.get(url=url)</text:span></text:p>
            <text:p text:style-name="P6"><text:s text:c="4"/><text:span text:style-name="T11">response.encoding = 'utf-8'</text:span></text:p>
            <text:p text:style-name="P6"><text:s text:c="4"/><text:span text:style-name="T11">return BeautifulSoup(response.text, 'lxml')</text:span></text:p>
            <text:p text:style-name="P3"/>
            <text:p text:style-name="P3"/>
            <text:p text:style-name="P5">cards = []</text:p>
            <text:p text:style-name="P5">result = []</text:p>
            <text:p text:style-name="P5">template = 'https://parsinger.ru/html/'</text:p>
            <text:p text:style-name="P5">first_page = pars(f'{template}index1_page_1.html')</text:p>
            <text:p text:style-name="P5">pagens = ([card['href'] for card in first_page.find('div', class_='pagen').find_all('a')])</text:p>
            <text:p text:style-name="P5">categories = {</text:p>
            <text:p text:style-name="P6"><text:s text:c="4"/><text:span text:style-name="T11">'categories': (first_page.find('div', class_='nav_menu').find_next('a', {'href': 'index1_page_1.html'}).next['id'])}</text:span></text:p>
            <text:p text:style-name="P5">for pagen in pagens:</text:p>
            <text:p text:style-name="P6"><text:soft-page-break/><text:s text:c="4"/><text:span text:style-name="T11">items = pars(f'{template}{pagen}')</text:span></text:p>
            <text:p text:style-name="P6"><text:s text:c="4"/><text:span text:style-name="T11">cards.extend([card.next_element['href'] for card in items.find_all('div', class_='sale_button')])</text:span></text:p>
            <text:p text:style-name="P5">for card in cards:</text:p>
            <text:p text:style-name="P6"><text:s text:c="4"/><text:span text:style-name="T11">card_soup = pars(f'{template}{card}').find('div', class_='description')</text:span></text:p>
            <text:p text:style-name="P6"><text:s text:c="4"/><text:span text:style-name="T11">name = {'name': card_soup.find('p', id='p_header').text}</text:span></text:p>
            <text:p text:style-name="P6"><text:s text:c="4"/><text:span text:style-name="T11">article = {'article': card_soup.find('p', class_='article').text.split(': ', 1)[1].strip()}</text:span></text:p>
            <text:p text:style-name="P6"><text:s text:c="4"/><text:span text:style-name="T11">description = {'description': {x['id']: x.text.split(': ', 1)[1] for x in</text:span></text:p>
            <text:p text:style-name="P6"><text:s text:c="35"/><text:span text:style-name="T11">card_soup.find('ul', id='description').find_all('li')}}</text:span></text:p>
            <text:p text:style-name="P6"><text:s text:c="4"/><text:span text:style-name="T11">count = {'count': card_soup.find('span', id='in_stock').text.split(': ', 1)[1].strip()}</text:span></text:p>
            <text:p text:style-name="P6"><text:s text:c="4"/><text:span text:style-name="T11">price = {'price': card_soup.find('span', id='price').text}</text:span></text:p>
            <text:p text:style-name="P6"><text:s text:c="4"/><text:span text:style-name="T11">old_price = {'old_price': card_soup.find('span', id='old_price').text}</text:span></text:p>
            <text:p text:style-name="P6"><text:s text:c="4"/><text:span text:style-name="T11">link = {'link': f'{template}{card}'}</text:span></text:p>
            <text:p text:style-name="P6"><text:s text:c="4"/><text:span text:style-name="T11">to_result = categories | name | article | description | count | price | old_price | link</text:span></text:p>
            <text:p text:style-name="P6"><text:s text:c="4"/><text:span text:style-name="T11">result.append(to_result)</text:span></text:p>
            <text:p text:style-name="P5">with open('result.json', 'w', encoding='utf-8') as file:</text:p>
            <text:p text:style-name="P6"><text:s text:c="4"/><text:span text:style-name="T11">json.dump(result, file, indent=4, ensure_ascii=False)</text:span></text:p>
          </text:section>
        </text:section>
      </text:section>
      <text:p text:style-name="P8"/>
      <text:p text:style-name="P13">РЕЦЕНЗИЯ:</text:p>
      <text:p text:style-name="P14">Код формирует правильный ответ — файл, </text:p>
      <text:p text:style-name="P14"><text:span text:style-name="T17">однако</text:span> в строке </text:p>
      <text:p text:style-name="P16"><text:span text:style-name="T16">cards.extend([card.next_element['href'] for card in items.find_all('div', class_='sale_button')]) - автор намудрил, при запуске в PyCharm </text:span><text:span text:style-name="T17">появляется warning: </text:span>Cannot find reference '[' in 'PageElement | None', <text:span text:style-name="T17">разбираться с этим лень, снизил оценку на 3 балла</text:span></text:p>
      <text:p text:style-name="P8"/>
      <text:p text:style-name="P20">Решение #964873492</text:p>
      <text:section text:style-name="Sect1" text:name="Раздел4">
        <text:p text:style-name="P10"><text:bookmark text:name="ember21931"/></text:p>
        <text:section text:style-name="Sect1" text:name="Раздел5">
          <text:p text:style-name="P10"><text:bookmark text:name="ember21941"/></text:p>
          <text:section text:style-name="Sect2" text:name="Раздел6">
            <text:p text:style-name="P22"><text:bookmark text:name="ember21951"/>import requests<text:line-break/>from bs4 import BeautifulSoup<text:line-break/>import json</text:p>
            <text:p text:style-name="P24">response = requests.get(url='https://parsinger.ru/html/index1_page_1.html')<text:line-break/>response.encoding = 'utf-8'<text:line-break/>soup = BeautifulSoup(response.text, 'lxml')<text:line-break/>links = [link['href'] for link in soup.find('div', class_='pagen')('a')]<text:line-break/>result_json = []</text:p>
            <text:p text:style-name="P24">for link in links:<text:line-break/>    response = requests.get(url=f'https://parsinger.ru/html/{link}')<text:line-break/>    response.encoding = 'utf-8'<text:line-break/>    soup = BeautifulSoup(response.text, 'lxml')<text:line-break/>    item_links = [item.parent['href'] for item in soup('p', string='Подробнее')]</text:p>
            <text:p text:style-name="P23">    <text:span text:style-name="T18">for item_link in item_links:<text:line-break/>        response = requests.get(url=f'https://parsinger.ru/html/{item_link}')<text:line-break/>        response.encoding = 'utf-8'<text:line-break/>        soup = BeautifulSoup(response.text, 'lxml')<text:line-break/>        result_json.append({<text:line-break/>            'name': soup.find('p', id='p_header').text.strip(),<text:line-break/></text:span><text:soft-page-break/><text:span text:style-name="T18">            'article': soup.find('p', class_='article').text.split(':')[1].strip(),<text:line-break/>            'description': {<text:line-break/>                soup.find('ul', id='description')('li')[x]['id']:<text:line-break/>                    soup.find('ul', id='description')('li')[x].text.split(':')[1].strip()<text:line-break/>                for x in range(len(soup.find('ul', id='description')('li')))<text:line-break/>            },<text:line-break/>            'in_stock': soup.find('span', id='in_stock').text.split(':')[1].strip(),<text:line-break/>            'price': soup.find('span', id='price').text.strip(),<text:line-break/>            'old_price': soup.find('span', id='old_price').text.strip(),<text:line-break/>            'link': f'https://parsinger.ru/html/{item_link}'<text:line-break/>        })</text:span></text:p>
            <text:p text:style-name="P24">with open('result.json', 'w', encoding='utf-8') as file:<text:line-break/>    json.dump(result_json, file, indent=4, ensure_ascii=False)</text:p>
          </text:section>
        </text:section>
      </text:section>
      <text:p text:style-name="P15">РЕЦЕНЗИЯ:</text:p>
      <text:p text:style-name="P18">Невнимательность, в файле-ответе отсутствует запись "categories": "watch", в остальном код работает корректно</text:p>
      <text:p text:style-name="P1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1:32:44.182013061</meta:creation-date>
    <dc:date>2023-05-19T15:12:21.366076161</dc:date>
    <meta:editing-duration>PT13H44M3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5" meta:paragraph-count="136" meta:word-count="638" meta:character-count="7385" meta:non-whitespace-character-count="6013"/>
  </office:meta>
</office:document-meta>
</file>